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19a66" officeooo:paragraph-rsid="00019a66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20pt" officeooo:rsid="0002b953" officeooo:paragraph-rsid="0002b953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20pt" officeooo:rsid="0002b953" officeooo:paragraph-rsid="00059bdc" style:font-size-asian="20pt" style:font-size-complex="20pt"/>
    </style:style>
    <style:style style:name="T1" style:family="text">
      <style:text-properties officeooo:rsid="0003e9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l – 03</text:p>
      <text:p text:style-name="P1">Case Study – System Name ( User stories Creation With Acceptance Criteria)</text:p>
      <text:p text:style-name="P1"/>
      <text:p text:style-name="P1"/>
      <text:p text:style-name="P2">1) Select One System : Define Scope and Goal</text:p>
      <text:p text:style-name="P3">2) <text:span text:style-name="T1">List Users with their User Stories with Acceptance</text:span></text:p>
      <text:p text:style-name="P3"><text:span text:style-name="T1"><text:s text:c="4"/>Criter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4:15:22.448710459</meta:creation-date>
    <meta:generator>LibreOffice/6.0.7.3$Linux_X86_64 LibreOffice_project/00m0$Build-3</meta:generator>
    <dc:date>2019-07-16T14:20:09.797128110</dc:date>
    <meta:editing-duration>PT4M50S</meta:editing-duration>
    <meta:editing-cycles>4</meta:editing-cycles>
    <meta:document-statistic meta:table-count="0" meta:image-count="0" meta:object-count="0" meta:page-count="1" meta:paragraph-count="5" meta:word-count="32" meta:character-count="198" meta:non-whitespace-character-count="165"/>
  </office:meta>
</office:document-meta>
</file>